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18cm" svg:stroke-color="#ffcc00" draw:marker-start-width="0.226cm" draw:marker-end-width="0.226cm" draw:fill-color="#ffffcc" draw:textarea-horizontal-align="justify" draw:textarea-vertical-align="middle" draw:auto-grow-height="false" fo:min-height="7.016cm" fo:min-width="20.066cm" fo:padding-top="0.133cm" fo:padding-bottom="0.133cm" fo:padding-left="0.258cm" fo:padding-right="0.258cm"/>
    </style:style>
    <style:style style:name="gr3" style:family="graphic" style:parent-style-name="standard">
      <style:graphic-properties svg:stroke-color="#00cc00" draw:fill-color="#00cc00" draw:textarea-horizontal-align="justify" draw:textarea-vertical-align="middle" draw:auto-grow-height="false" fo:min-height="2.25cm" fo:min-width="9.5cm"/>
    </style:style>
    <style:style style:name="gr4" style:family="graphic" style:parent-style-name="standard">
      <style:graphic-properties svg:stroke-color="#00cc33" draw:fill-color="#00cc00" draw:textarea-horizontal-align="justify" draw:textarea-vertical-align="middle" draw:auto-grow-height="false" fo:min-height="2.25cm" fo:min-width="9.5cm"/>
    </style:style>
    <style:style style:name="gr5" style:family="graphic" style:parent-style-name="standard">
      <style:graphic-properties svg:stroke-color="#ccffcc" draw:fill-color="#ccffcc" draw:textarea-horizontal-align="justify" draw:textarea-vertical-align="middle" draw:auto-grow-height="false" fo:min-height="2.75cm" fo:min-width="9.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5cm" fo:min-width="6.3cm"/>
    </style:style>
    <style:style style:name="gr7" style:family="graphic" style:parent-style-name="standard">
      <style:graphic-properties svg:stroke-color="#ffcc00" draw:fill-color="#ffcc00" draw:textarea-horizontal-align="justify" draw:textarea-vertical-align="middle" draw:auto-grow-height="false" fo:min-height="2.25cm" fo:min-width="20.1cm"/>
    </style:style>
    <style:style style:name="gr8" style:family="graphic" style:parent-style-name="standard">
      <style:graphic-properties svg:stroke-color="#ffcc00" draw:fill-color="#ffcc00" draw:textarea-horizontal-align="justify" draw:textarea-vertical-align="middle" draw:auto-grow-height="false" fo:min-height="6.55cm" fo:min-width="14.9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92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-color="#ffcc00"/>
      <style:paragraph-properties fo:text-align="center"/>
    </style:style>
    <style:style style:name="P8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Standardize development, documentation and configuration of automation programs as ”plugins”.</text:p>
            <text:p/>
            <text:p>The framework provides the plugin developer with methods, to easy access and use common resources, without knowledge about how they are configured.</text:p>
            <text:p/>
            <text:p>Sharing of plugins, because they are easy to install and config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2" draw:text-style-name="P2" draw:layer="layout" svg:width="20.6cm" svg:height="7.3cm" svg:x="3.6cm" svg:y="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custom-shape draw:style-name="gr3" draw:text-style-name="P4" draw:layer="layout" svg:width="10cm" svg:height="2.5cm" svg:x="3.6cm" svg:y="17.8cm">
          <text:p text:style-name="P3">Your Plugin</text:p>
          <text:p text:style-name="P3">thst inherits PluginBase</text:p>
          <text:p text:style-name="P3">Executed with ”NDK Service.exe”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cm" svg:height="2.5cm" svg:x="14.2cm" svg:y="17.8cm">
          <text:p text:style-name="P3">Your Windows Form</text:p>
          <text:p text:style-name="P3">that inherits from PluginFor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3cm" svg:x="3.6cm" svg:y="14.8cm">
          <text:p text:style-name="P3">Abstract Class PluginBase</text:p>
          <text:p text:style-name="P3">Inherits Framework</text:p>
          <text:p text:style-name="P3">Implements IFramework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cm" svg:height="3cm" svg:x="14.2cm" svg:y="14.8cm">
          <text:p text:style-name="P3">Class PluginForm</text:p>
          <text:p text:style-name="P3">Inherits Form</text:p>
          <text:p text:style-name="P3">Implements IFramework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3.8cm 12cm)">
          <text:p text:style-name="P3">I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6.2cm 12cm)">
          <text:p text:style-name="P3">ILog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7.4cm 12cm)">
          <text:p text:style-name="P3">IFrame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8cm" svg:height="1cm" draw:transform="rotate (1.5707963267949) translate (5cm 12cm)">
          <text:p text:style-name="P3">IOp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0.6cm" svg:height="2.5cm" svg:x="3.6cm" svg:y="12.3cm">
          <text:p text:style-name="P3">Class Framework</text:p>
          <text:p text:style-name="P3">Implements Iframework</text:p>
          <text:p text:style-name="P3">Everything is made available through Ifamework/Framework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5.4cm" svg:height="6.8cm" svg:x="8.6cm" svg:y="5.2cm">
          <text:p text:style-name="P3">Class Config, Implements Iconfig</text:p>
          <text:p text:style-name="P3">Class Option, Implements Ioption</text:p>
          <text:p text:style-name="P3">Class Logger, implements Ilogger</text:p>
          <text:p text:style-name="P3">Class Database (with supporting classes)</text:p>
          <text:p text:style-name="P3">Class ActiveDirectory (with supporting classes)</text:p>
          <text:p text:style-name="P3">Class SofdDirectory (with supporting classes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xml:id="id1" text:id="id1">Logging (where to log and what to log)</text:p>
              </text:list-item>
              <text:list-item>
                <text:p xml:id="id2" text:id="id2">Configuration (read and write configuration)</text:p>
              </text:list-item>
              <text:list-item>
                <text:p xml:id="id3" text:id="id3">Option (read and write user options)</text:p>
              </text:list-item>
              <text:list-item>
                <text:p xml:id="id4" text:id="id4">Resource loading (load resources from plugin assembly)</text:p>
              </text:list-item>
              <text:list-item>
                <text:p xml:id="id5" text:id="id5">Mail sending (send e-mail messages)</text:p>
              </text:list-item>
              <text:list-item>
                <text:p xml:id="id6" text:id="id6">Database connection (connect to database and execute queries)</text:p>
              </text:list-item>
              <text:list-item>
                <text:p xml:id="id7" text:id="id7">Active Directory (connect and query users/groups)</text:p>
              </text:list-item>
              <text:list-item>
                <text:p xml:id="id8" text:id="id8">SOFD Directory (connect and query enployees/organazations)</text:p>
              </text:list-item>
              <text:list-item>
                <text:p>Execution (execute plugin from the commandline or as a servi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 as much as possible in the correct category</text:p>
              </text:list-item>
              <text:list-item>
                <text:p>Categories - Normal, Debug, Error</text:p>
              </text:list-item>
              <text:list-item>
                <text:p>Log to Console, File, Windows</text:p>
              </text:list-item>
              <text:list-item>
                <text:p>What and Where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ystem configuration (common for all plugins)</text:p>
              </text:list-item>
              <text:list-item>
                <text:p>Local configuration (for each plugin)</text:p>
              </text:list-item>
              <text:list-item>
                <text:p>Key/Values</text:p>
              </text:list-item>
              <text:list-item>
                <text:p>Stored in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User configuration (for each user)</text:p>
              </text:list-item>
              <text:list-item>
                <text:p>Intended for interactive window programs</text:p>
              </text:list-item>
              <text:list-item>
                <text:p>Key/Values</text:p>
              </text:list-item>
              <text:list-item>
                <text:p>Stored in the Windows regis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ource loading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Get embedded resources by ”file name”</text:p>
              </text:list-item>
              <text:list-item>
                <text:p>Text and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l send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email (subject, message, attachments)</text:p>
              </text:list-item>
              <text:list-item>
                <text:p>More options (from, 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base connec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nect to database by ”key”</text:p>
              </text:list-item>
              <text:list-item>
                <text:p>QUOTED_IDENTIF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ctive Directo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users by identifier and filter</text:p>
              </text:list-item>
              <text:list-item>
                <text:p>Identifiers - CPR, Guid, Distinguished Name, Sam Account Name, User Principal Name and Security Identifier</text:p>
              </text:list-item>
              <text:list-item>
                <text:p>Is user member of group (recursiv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D Directo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Query enployees by identifier and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cu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ute plugin from the commandline</text:p>
              </text:list-item>
              <text:list-item>
                <text:p>Execute plugin as a service</text:p>
                <text:p/>
              </text:list-item>
              <text:list-item>
                <text:p>Execute framework supported 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tandard documentation of plugins – Guid, Name, Arguments, Databases, Configu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DLLs and EXEs to directory</text:p>
              </text:list-item>
              <text:list-item>
                <text:p>Configure (in XML file)</text:p>
              </text:list-item>
              <text:list-item>
                <text:p>Install servic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08:33:35.078000000</meta:creation-date>
    <meta:generator>LibreOffice/5.2.5.1$Windows_X86_64 LibreOffice_project/0312e1a284a7d50ca85a365c316c7abbf20a4d22</meta:generator>
    <dc:date>2017-02-17T12:30:33.445000000</dc:date>
    <meta:editing-duration>PT1H9M7S</meta:editing-duration>
    <meta:editing-cycles>23</meta:editing-cycles>
    <meta:document-statistic meta:object-count="87"/>
  </office:meta>
</office:document-meta>
</file>